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Text_20_body" style:list-style-name="L1">
      <style:text-properties officeooo:paragraph-rsid="00044d33"/>
    </style:style>
    <style:style style:name="P3" style:family="paragraph" style:parent-style-name="Text_20_body" style:list-style-name="L1">
      <style:text-properties fo:font-size="16pt" officeooo:paragraph-rsid="00044d33" style:font-size-asian="16pt" style:font-size-complex="16pt"/>
    </style:style>
    <style:style style:name="P4" style:family="paragraph" style:parent-style-name="Text_20_body" style:list-style-name="L2">
      <style:text-properties fo:font-size="16pt" officeooo:paragraph-rsid="00044d33" style:font-size-asian="16pt" style:font-size-complex="16pt"/>
    </style:style>
    <style:style style:name="P5" style:family="paragraph" style:parent-style-name="Text_20_body" style:list-style-name="L3">
      <style:text-properties fo:font-size="16pt" officeooo:paragraph-rsid="00044d33" style:font-size-asian="16pt" style:font-size-complex="16pt"/>
    </style:style>
    <style:style style:name="P6" style:family="paragraph" style:parent-style-name="Text_20_body" style:list-style-name="L4">
      <style:text-properties fo:font-size="16pt" officeooo:paragraph-rsid="00044d33" style:font-size-asian="16pt" style:font-size-complex="16pt"/>
    </style:style>
    <style:style style:name="P7" style:family="paragraph" style:parent-style-name="Text_20_body" style:list-style-name="L5">
      <style:text-properties fo:font-size="16pt" officeooo:paragraph-rsid="00044d33" style:font-size-asian="16pt" style:font-size-complex="16pt"/>
    </style:style>
    <style:style style:name="P8" style:family="paragraph" style:parent-style-name="Text_20_body" style:list-style-name="L6">
      <style:text-properties fo:font-size="16pt" officeooo:paragraph-rsid="00044d33" style:font-size-asian="16pt" style:font-size-complex="16pt"/>
    </style:style>
    <style:style style:name="P9" style:family="paragraph" style:parent-style-name="Text_20_body" style:list-style-name="L7">
      <style:text-properties fo:font-size="16pt" officeooo:paragraph-rsid="00044d33" style:font-size-asian="16pt" style:font-size-complex="16pt"/>
    </style:style>
    <style:style style:name="P10" style:family="paragraph" style:parent-style-name="Text_20_body" style:list-style-name="L8">
      <style:text-properties fo:font-size="16pt" officeooo:paragraph-rsid="00044d33" style:font-size-asian="16pt" style:font-size-complex="16pt"/>
    </style:style>
    <style:style style:name="P11" style:family="paragraph" style:parent-style-name="Text_20_body" style:list-style-name="L9">
      <style:text-properties fo:font-size="16pt" officeooo:paragraph-rsid="00044d33" style:font-size-asian="16pt" style:font-size-complex="16pt"/>
    </style:style>
    <style:style style:name="P12" style:family="paragraph" style:parent-style-name="Text_20_body" style:list-style-name="L10">
      <style:text-properties fo:font-size="16pt" officeooo:paragraph-rsid="00044d33" style:font-size-asian="16pt" style:font-size-complex="16pt"/>
    </style:style>
    <style:style style:name="P13" style:family="paragraph" style:parent-style-name="Text_20_body" style:list-style-name="L11">
      <style:text-properties fo:font-size="16pt" officeooo:paragraph-rsid="00044d33" style:font-size-asian="16pt" style:font-size-complex="16pt"/>
    </style:style>
    <style:style style:name="P14" style:family="paragraph" style:parent-style-name="Text_20_body" style:list-style-name="L12">
      <style:text-properties fo:font-size="16pt" officeooo:paragraph-rsid="00044d33" style:font-size-asian="16pt" style:font-size-complex="16pt"/>
    </style:style>
    <style:style style:name="P15" style:family="paragraph" style:parent-style-name="Text_20_body" style:list-style-name="L13">
      <style:text-properties fo:font-size="16pt" officeooo:paragraph-rsid="00044d33" style:font-size-asian="16pt" style:font-size-complex="16pt"/>
    </style:style>
    <style:style style:name="P16" style:family="paragraph" style:parent-style-name="Text_20_body" style:list-style-name="L14">
      <style:text-properties fo:font-size="16pt" officeooo:paragraph-rsid="00044d33" style:font-size-asian="16pt" style:font-size-complex="16pt"/>
    </style:style>
    <style:style style:name="P17" style:family="paragraph" style:parent-style-name="Text_20_body" style:list-style-name="L15">
      <style:text-properties fo:font-size="16pt" officeooo:paragraph-rsid="00044d33" style:font-size-asian="16pt" style:font-size-complex="16pt"/>
    </style:style>
    <style:style style:name="P18" style:family="paragraph" style:parent-style-name="Text_20_body" style:list-style-name="L16">
      <style:text-properties fo:font-size="16pt" officeooo:paragraph-rsid="00044d33" style:font-size-asian="16pt" style:font-size-complex="16pt"/>
    </style:style>
    <style:style style:name="P19" style:family="paragraph" style:parent-style-name="Text_20_body" style:list-style-name="L17">
      <style:text-properties fo:font-size="16pt" officeooo:paragraph-rsid="00044d33" style:font-size-asian="16pt" style:font-size-complex="16pt"/>
    </style:style>
    <style:style style:name="T1" style:family="text">
      <style:text-properties fo:font-size="24pt" fo:font-weight="bold" officeooo:rsid="00044d33" style:font-size-asian="24pt" style:font-weight-asian="bold" style:font-size-complex="24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89316120" text:style-name="L1">
        <text:list-header>
          <text:p text:style-name="P2"><text:span text:style-name="T1"><text:s text:c="13"/>EMBEDEDD STM32 MCU</text:span></text:p>
        </text:list-header>
        <text:list-item>
          <text:p text:style-name="P3">What is an embedded system? </text:p>
        </text:list-item>
        <text:list-item>
          <text:p text:style-name="P3">Answer: An embedded system is a computer system that is designed to perform specific functions and is integrated into a larger system.</text:p>
        </text:list-item>
      </text:list>
      <text:list xml:id="list3149081531" text:style-name="L2">
        <text:list-item>
          <text:p text:style-name="P4">What is firmware?</text:p>
        </text:list-item>
        <text:list-item>
          <text:p text:style-name="P4"><text:s/>Answer: Firmware is a type of software that is permanently stored in read-only memory (ROM) or flash memory in embedded systems. It controls the functionality of the hardware components of the system.</text:p>
        </text:list-item>
      </text:list>
      <text:list xml:id="list1907648951" text:style-name="L3">
        <text:list-item>
          <text:p text:style-name="P5">What is an MCU? </text:p>
        </text:list-item>
        <text:list-item>
          <text:p text:style-name="P5">Answer: MCU stands for microcontroller unit. It is a single integrated circuit that contains a microprocessor, memory, and other peripheral devices.</text:p>
        </text:list-item>
      </text:list>
      <text:list xml:id="list2682988504" text:style-name="L4">
        <text:list-item>
          <text:p text:style-name="P6">What is STM32 MCU? </text:p>
        </text:list-item>
        <text:list-item>
          <text:p text:style-name="P6">Answer: STM32 MCU is a family of microcontroller units produced by STMicroelectronics. It is based on the ARM Cortex-M architecture and is widely used in embedded systems.</text:p>
        </text:list-item>
      </text:list>
      <text:list xml:id="list1418753225" text:style-name="L5">
        <text:list-item>
          <text:p text:style-name="P7">What are the main features of STM32 MCU?</text:p>
        </text:list-item>
        <text:list-item>
          <text:p text:style-name="P7"><text:s/>Answer: The main features of STM32 MCU include a powerful 32-bit processor, a variety of communication interfaces such as UART, SPI, I2C, CAN, USB, Ethernet, and a wide range of memory options.</text:p>
        </text:list-item>
      </text:list>
      <text:list xml:id="list4135274191" text:style-name="L6">
        <text:list-item>
          <text:p text:style-name="P8">What are the different modes of operation in STM32 MCU? </text:p>
        </text:list-item>
        <text:list-item>
          <text:p text:style-name="P8">Answer: The different modes of operation in STM32 MCU are sleep mode, stop mode, standby mode, and shutdown mode.</text:p>
        </text:list-item>
      </text:list>
      <text:list xml:id="list4157046751" text:style-name="L7">
        <text:list-item>
          <text:p text:style-name="P9">What is the purpose of the bootloader in STM32 MCU? </text:p>
        </text:list-item>
        <text:list-item>
          <text:p text:style-name="P9">Answer: The bootloader is a small piece of software that runs when the system is turned on and is responsible for loading the main firmware into the system's memory.</text:p>
        </text:list-item>
      </text:list>
      <text:list xml:id="list3267114008" text:style-name="L8">
        <text:list-item>
          <text:p text:style-name="P10">What is the difference between flash memory and RAM? </text:p>
        </text:list-item>
        <text:list-item>
          <text:p text:style-name="P10"><text:soft-page-break/>Answer: Flash memory is a type of non-volatile memory that can retain data even when the power is turned off, while RAM is volatile memory that requires power to retain data.</text:p>
        </text:list-item>
      </text:list>
      <text:list xml:id="list1301887173" text:style-name="L9">
        <text:list-item>
          <text:p text:style-name="P11">What is an interrupt in STM32 MCU?</text:p>
        </text:list-item>
        <text:list-item>
          <text:p text:style-name="P11"><text:s/>Answer: An interrupt is a signal that temporarily halts the execution of the current program and transfers control to a special function known as an interrupt service routine (ISR).</text:p>
        </text:list-item>
      </text:list>
      <text:list xml:id="list1955437708" text:style-name="L10">
        <text:list-item>
          <text:p text:style-name="P12">What is DMA in STM32 MCU? </text:p>
        </text:list-item>
        <text:list-item>
          <text:p text:style-name="P12">Answer: DMA stands for Direct Memory Access. It is a feature of STM32 MCU that allows data to be transferred between peripherals and memory without the involvement of the CPU.</text:p>
        </text:list-item>
      </text:list>
      <text:list xml:id="list511953729" text:style-name="L11">
        <text:list-item>
          <text:p text:style-name="P13">What is a timer in STM32 MCU? </text:p>
        </text:list-item>
        <text:list-item>
          <text:p text:style-name="P13">Answer: A timer is a peripheral device that can generate precise timing signals, such as pulses or interrupts, at specified intervals.</text:p>
        </text:list-item>
      </text:list>
      <text:list xml:id="list4164551154" text:style-name="L12">
        <text:list-item>
          <text:p text:style-name="P14">What is a watchdog timer in STM32 MCU? </text:p>
        </text:list-item>
        <text:list-item>
          <text:p text:style-name="P14">Answer: A watchdog timer is a special type of timer that is used to detect and recover from system failures. It resets the system if the software does not periodically clear its counter.</text:p>
        </text:list-item>
      </text:list>
      <text:list xml:id="list269034964" text:style-name="L13">
        <text:list-item>
          <text:p text:style-name="P15">What is the difference between polling and interrupt? </text:p>
        </text:list-item>
        <text:list-item>
          <text:p text:style-name="P15">Answer: Polling is a method of continuously checking the status of a device, while interrupt is a method of waiting for a device to signal that it needs attention.</text:p>
        </text:list-item>
      </text:list>
      <text:list xml:id="list1350757614" text:style-name="L14">
        <text:list-item>
          <text:p text:style-name="P16">What is a GPIO pin in STM32 MCU? </text:p>
        </text:list-item>
        <text:list-item>
          <text:p text:style-name="P16">Answer: GPIO stands for General-Purpose Input/Output. A GPIO pin is a type of pin on an STM32 MCU that can be used for both input and output operations.</text:p>
        </text:list-item>
      </text:list>
      <text:list xml:id="list3260827388" text:style-name="L15">
        <text:list-item>
          <text:p text:style-name="P17">What is the purpose of the I2C protocol? </text:p>
        </text:list-item>
        <text:list-item>
          <text:p text:style-name="P17">Answer: I2C is a communication protocol that allows multiple devices to communicate with each other using only two wires. It is <text:soft-page-break/>commonly used for connecting sensors and other low-speed peripherals.</text:p>
        </text:list-item>
      </text:list>
      <text:list xml:id="list1015526147" text:style-name="L16">
        <text:list-item>
          <text:p text:style-name="P18">What is the purpose of the SPI protocol? </text:p>
        </text:list-item>
        <text:list-item>
          <text:p text:style-name="P18">Answer: SPI stands for Serial Peripheral Interface. It is a communication protocol that allows high-speed data transfer between devices over short distances.</text:p>
        </text:list-item>
      </text:list>
      <text:list xml:id="list502035416" text:style-name="L17">
        <text:list-item>
          <text:p text:style-name="P19">What is the purpose of the UART protocol? </text:p>
        </text:list-item>
        <text:list-item>
          <text:p text:style-name="P19">Answer: UART stands for Universal Asynchronous Receiver/Transmitter. It is a communication protocol that allows data to be transferred between devices using serial communication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2T12:24:33.425189673</meta:creation-date>
    <dc:date>2023-03-12T12:26:15.682015903</dc:date>
    <meta:editing-duration>PT1M42S</meta:editing-duration>
    <meta:editing-cycles>1</meta:editing-cycles>
    <meta:document-statistic meta:table-count="0" meta:image-count="0" meta:object-count="0" meta:page-count="3" meta:paragraph-count="35" meta:word-count="617" meta:character-count="3511" meta:non-whitespace-character-count="2934"/>
    <meta:generator>LibreOffice/6.0.7.3$Linux_X86_64 LibreOffice_project/00m0$Build-3</meta:generator>
  </office:meta>
</office:document-meta>
</file>